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70DD954D.svm" manifest:media-type=""/>
  <manifest:file-entry manifest:full-path="Object 1/Pictures/2000000A000000DF000000DF19C059E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6035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0.518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8181in"/>
    </style:style>
    <style:style style:name="co11" style:family="table-column">
      <style:table-column-properties fo:break-before="auto" style:column-width="0.3783in"/>
    </style:style>
    <style:style style:name="co12" style:family="table-column">
      <style:table-column-properties fo:break-before="auto" style:column-width="3.7236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chars</text:p>
          </table:table-cell>
          <table:table-cell office:value-type="string" calcext:value-type="string">
            <text:p>minlen</text:p>
          </table:table-cell>
          <table:table-cell office:value-type="string" calcext:value-type="string">
            <text:p>maxlen</text:p>
          </table:table-cell>
          <table:table-cell office:value-type="string" calcext:value-type="string">
            <text:p>nhidde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pseudol9</text:p>
          </table:table-cell>
          <table:table-cell office:value-type="string" calcext:value-type="string">
            <text:p>Err_nudge</text:p>
          </table:table-cell>
          <table:table-cell office:value-type="string" calcext:value-type="string">
            <text:p>Err_sil</text:p>
          </table:table-cell>
          <table:table-cell office:value-type="string" calcext:value-type="string">
            <text:p>Err_noise</text:p>
          </table:table-cell>
          <table:table-cell office:value-type="string" calcext:value-type="string">
            <text:p>recon_error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ualitative sco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14.7" calcext:value-type="float">
            <text:p>-114.7</text:p>
          </table:table-cell>
          <table:table-cell office:value-type="float" office:value="9.4" calcext:value-type="float">
            <text:p>9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&lt;sp&gt;</text:p>
          </table:table-cell>
          <table:table-cell office:value-type="string" calcext:value-type="string">
            <text:p>usgeo__10_200_0.100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-58.7" calcext:value-type="float">
            <text:p>-58.7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2fantasy__nh200_lrb_e31_wc1E-04.pi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113.5" calcext:value-type="float">
            <text:p>-113.5</text:p>
          </table:table-cell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atch50_nh400_s_wc1E-05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57.3" calcext:value-type="float">
            <text:p>-57.3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s50_lrb_lr1E-02_wc1E-04.pi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56" calcext:value-type="float">
            <text:p>-56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finetune33_bs20_lrb_e10_lr1E-03_wc1E-04.pi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80.8" calcext:value-type="float">
            <text:p>-80.8</text:p>
          </table:table-cell>
          <table:table-cell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10_150_0.100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94.9" calcext:value-type="float">
            <text:p>-94.9</text:p>
          </table:table-cell>
          <table:table-cell office:value-type="float" office:value="9.3" calcext:value-type="float">
            <text:p>9.3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18_100_0.100_zeroinit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28.8" calcext:value-type="float">
            <text:p>-228.8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18_100_0.100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91.9" calcext:value-type="float">
            <text:p>-91.9</text:p>
          </table:table-cell>
          <table:table-cell office:value-type="float" office:value="7.7" calcext:value-type="float">
            <text:p>7.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30_200_0.100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6.4" calcext:value-type="float">
            <text:p>-76.4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wc1E-05_l.pi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5.4" calcext:value-type="float">
            <text:p>-75.4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wc1E-05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99.1" calcext:value-type="float">
            <text:p>-99.1</text:p>
          </table:table-cell>
          <table:table-cell office:value-type="float" office:value="11.4" calcext:value-type="float">
            <text:p>11.4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150_e10_l.pi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73.7" calcext:value-type="float">
            <text:p>-173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200_lrb_e30_wc1E-04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-69" calcext:value-type="float">
            <text:p>-69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200_lrb_e32_lr5E-01_wc1E-04.pi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-56.7" calcext:value-type="float">
            <text:p>-56.7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200_lrb_e33_lr1E-02_wc1E-04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11.4" calcext:value-type="float">
            <text:p>-111.4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1E-02_wc1E-05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218.1" calcext:value-type="float">
            <text:p>-218.1</text:p>
          </table:table-cell>
          <table:table-cell office:value-type="float" office:value="18.1" calcext:value-type="float">
            <text:p>18.1</text:p>
          </table:table-cell>
          <table:table-cell office:value-type="float" office:value="20.1" calcext:value-type="float">
            <text:p>20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5E-01_wc1E-05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47.2" calcext:value-type="float">
            <text:p>-147.2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b_wc1E-05.pickl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-57.3" calcext:value-type="float">
            <text:p>-57.3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pre_bs100_lrb_lr1E-02_wc1E-02.pickl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59.9" calcext:value-type="float">
            <text:p>-59.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s20_nh250_lrb_e20_lr5E-02_wc1E-04.pick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63.7" calcext:value-type="float">
            <text:p>-63.7</text:p>
          </table:table-cell>
          <table:table-cell office:value-type="float" office:value="6.9" calcext:value-type="float">
            <text:p>6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s20_nh250_lrb_e20_lr5E-02_wc1E-04_l.pickle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1_2" table:style-name="ta1">
        <table:shapes>
          <draw:frame draw:z-index="0" draw:style-name="gr1" draw:text-style-name="P1" svg:width="5.363in" svg:height="2.7496in" svg:x="0.0846in" svg:y="7.5398in">
            <draw:object draw:notify-on-update-of-ranges="Sheet1_2.H1:Sheet1_2.H1 Sheet1_2.N2:Sheet1_2.N20 Sheet1_2.H1:Sheet1_2.H1 Sheet1_2.H2:Sheet1_2.H20 Sheet1_2.N2:Sheet1_2.N20 Sheet1_2.I1:Sheet1_2.I1 Sheet1_2.I2:Sheet1_2.I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9791in" svg:height="5.6154in" svg:x="3.5823in" svg:y="4.487in">
            <draw:object draw:notify-on-update-of-ranges="Sheet1_2.N2:Sheet1_2.N11 Sheet1_2.I2:Sheet1_2.I11 Sheet1_2.N12:Sheet1_2.N14 Sheet1_2.I12:Sheet1_2.I14 Sheet1_2.I15:Sheet1_2.I22 Sheet1_2.N15:Sheet1_2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nchars</text:p>
          </table:table-cell>
          <table:table-cell office:value-type="string" calcext:value-type="string">
            <text:p>minlen</text:p>
          </table:table-cell>
          <table:table-cell office:value-type="string" calcext:value-type="string">
            <text:p>maxlen</text:p>
          </table:table-cell>
          <table:table-cell office:value-type="string" calcext:value-type="string">
            <text:p>nhidden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pseudol9</text:p>
          </table:table-cell>
          <table:table-cell office:value-type="string" calcext:value-type="string">
            <text:p>Err_nudge</text:p>
          </table:table-cell>
          <table:table-cell office:value-type="string" calcext:value-type="string">
            <text:p>Err_sil</text:p>
          </table:table-cell>
          <table:table-cell office:value-type="string" calcext:value-type="string">
            <text:p>Err_noise</text:p>
          </table:table-cell>
          <table:table-cell office:value-type="string" calcext:value-type="string">
            <text:p>recon_error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os_pl9</text:p>
          </table:table-cell>
          <table:table-cell office:value-type="string" calcext:value-type="string">
            <text:p>Qualitative scor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114.7" calcext:value-type="float">
            <text:p>-114.7</text:p>
          </table:table-cell>
          <table:table-cell office:value-type="float" office:value="9.4" calcext:value-type="float">
            <text:p>9.4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&lt;sp&gt;</text:p>
          </table:table-cell>
          <table:table-cell office:value-type="string" calcext:value-type="string">
            <text:p>usgeo__10_200_0.100.pickle</text:p>
          </table:table-cell>
          <table:table-cell table:formula="of:=ABS([.G2:.G20])" office:value-type="float" office:value="114.7" calcext:value-type="float">
            <text:p>1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113.5" calcext:value-type="float">
            <text:p>-113.5</text:p>
          </table:table-cell>
          <table:table-cell office:value-type="float" office:value="8.2" calcext:value-type="float">
            <text:p>8.2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atch50_nh400_s_wc1E-05.pickle</text:p>
          </table:table-cell>
          <table:table-cell table:formula="of:=ABS([.G3:.G21])" office:value-type="float" office:value="113.5" calcext:value-type="float">
            <text:p>1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80.8" calcext:value-type="float">
            <text:p>-80.8</text:p>
          </table:table-cell>
          <table:table-cell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10_150_0.100.pickle</text:p>
          </table:table-cell>
          <table:table-cell table:formula="of:=ABS([.G4:.G22])" office:value-type="float" office:value="80.8" calcext:value-type="float">
            <text:p>8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94.9" calcext:value-type="float">
            <text:p>-94.9</text:p>
          </table:table-cell>
          <table:table-cell office:value-type="float" office:value="9.3" calcext:value-type="float">
            <text:p>9.3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18_100_0.100_zeroinit.pickle</text:p>
          </table:table-cell>
          <table:table-cell table:formula="of:=ABS([.G5:.G23])" office:value-type="float" office:value="94.9" calcext:value-type="float">
            <text:p>94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A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-228.8" calcext:value-type="float">
            <text:p>-228.8</text:p>
          </table:table-cell>
          <table:table-cell office:value-type="float" office:value="10.2" calcext:value-type="float">
            <text:p>10.2</text:p>
          </table:table-cell>
          <table:table-cell office:value-type="float" office:value="12.4" calcext:value-type="float">
            <text:p>12.4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18_100_0.100.pickle</text:p>
          </table:table-cell>
          <table:table-cell table:formula="of:=ABS([.G6:.G24])" office:value-type="float" office:value="228.8" calcext:value-type="float">
            <text:p>22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91.9" calcext:value-type="float">
            <text:p>-91.9</text:p>
          </table:table-cell>
          <table:table-cell office:value-type="float" office:value="7.7" calcext:value-type="float">
            <text:p>7.7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30_200_0.100.pickle</text:p>
          </table:table-cell>
          <table:table-cell table:formula="of:=ABS([.G7:.G25])"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-173.7" calcext:value-type="float">
            <text:p>-173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200_lrb_e30_wc1E-04.pickle</text:p>
          </table:table-cell>
          <table:table-cell table:formula="of:=ABS([.G8:.G26])" office:value-type="float" office:value="173.7" calcext:value-type="float">
            <text:p>17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11.4" calcext:value-type="float">
            <text:p>-111.4</text:p>
          </table:table-cell>
          <table:table-cell office:value-type="float" office:value="9.3" calcext:value-type="float">
            <text:p>9.3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1E-02_wc1E-05.pickle</text:p>
          </table:table-cell>
          <table:table-cell table:formula="of:=ABS([.G9:.G27])" office:value-type="float" office:value="111.4" calcext:value-type="float">
            <text:p>111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218.1" calcext:value-type="float">
            <text:p>-218.1</text:p>
          </table:table-cell>
          <table:table-cell office:value-type="float" office:value="18.1" calcext:value-type="float">
            <text:p>18.1</text:p>
          </table:table-cell>
          <table:table-cell office:value-type="float" office:value="20.1" calcext:value-type="float">
            <text:p>20.1</text:p>
          </table:table-cell>
          <table:table-cell office:value-type="float" office:value="0.1" calcext:value-type="float">
            <text:p>0.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5E-01_wc1E-05.pickle</text:p>
          </table:table-cell>
          <table:table-cell table:formula="of:=ABS([.G10:.G28])" office:value-type="float" office:value="218.1" calcext:value-type="float">
            <text:p>21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47.2" calcext:value-type="float">
            <text:p>-147.2</text:p>
          </table:table-cell>
          <table:table-cell office:value-type="float" office:value="9.1" calcext:value-type="float">
            <text:p>9.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400_s_lrb_wc1E-05.pickle</text:p>
          </table:table-cell>
          <table:table-cell table:formula="of:=ABS([.G11:.G29])" office:value-type="float" office:value="147.2" calcext:value-type="float">
            <text:p>14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5.4" calcext:value-type="float">
            <text:p>-75.4</text:p>
          </table:table-cell>
          <table:table-cell office:value-type="float" office:value="7.8" calcext:value-type="float">
            <text:p>7.8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wc1E-05.pickle</text:p>
          </table:table-cell>
          <table:table-cell table:formula="of:=ABS([.G12:.G30])" office:value-type="float" office:value="75.4" calcext:value-type="float">
            <text:p>75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-56.7" calcext:value-type="float">
            <text:p>-56.7</text:p>
          </table:table-cell>
          <table:table-cell office:value-type="float" office:value="6.4" calcext:value-type="float">
            <text:p>6.4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200_lrb_e33_lr1E-02_wc1E-04.pickle</text:p>
          </table:table-cell>
          <table:table-cell table:formula="of:=ABS([.G13:.G31])"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59.9" calcext:value-type="float">
            <text:p>-59.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s20_nh250_lrb_e20_lr5E-02_wc1E-04.pickle</text:p>
          </table:table-cell>
          <table:table-cell table:formula="of:=ABS([.G14:.G32])" office:value-type="float" office:value="59.9" calcext:value-type="float">
            <text:p>5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-58.7" calcext:value-type="float">
            <text:p>-58.7</text:p>
          </table:table-cell>
          <table:table-cell office:value-type="float" office:value="5.5" calcext:value-type="float">
            <text:p>5.5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2fantasy__nh200_lrb_e31_wc1E-04.pickle</text:p>
          </table:table-cell>
          <table:table-cell table:formula="of:=ABS([.G14:.G32])" office:value-type="float" office:value="58.7" calcext:value-type="float">
            <text:p>58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-57.3" calcext:value-type="float">
            <text:p>-57.3</text:p>
          </table:table-cell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s50_lrb_lr1E-02_wc1E-04.pickle</text:p>
          </table:table-cell>
          <table:table-cell table:formula="of:=ABS([.G15:.G33])" office:value-type="float" office:value="57.3" calcext:value-type="float">
            <text:p>57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-56" calcext:value-type="float">
            <text:p>-56</text:p>
          </table:table-cell>
          <table:table-cell office:value-type="float" office:value="5.9" calcext:value-type="float">
            <text:p>5.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finetune33_bs20_lrb_e10_lr1E-03_wc1E-04.pickle</text:p>
          </table:table-cell>
          <table:table-cell table:formula="of:=ABS([.G16:.G34])"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76.4" calcext:value-type="float">
            <text:p>-76.4</text:p>
          </table:table-cell>
          <table:table-cell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lrb_wc1E-05_l.pickle</text:p>
          </table:table-cell>
          <table:table-cell table:formula="of:=ABS([.G17:.G35])" office:value-type="float" office:value="76.4" calcext:value-type="float">
            <text:p>76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99.1" calcext:value-type="float">
            <text:p>-99.1</text:p>
          </table:table-cell>
          <table:table-cell office:value-type="float" office:value="11.4" calcext:value-type="float">
            <text:p>11.4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150_e10_l.pickle</text:p>
          </table:table-cell>
          <table:table-cell table:formula="of:=ABS([.G18:.G36])" office:value-type="float" office:value="99.1" calcext:value-type="float">
            <text:p>99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-69" calcext:value-type="float">
            <text:p>-69</text:p>
          </table:table-cell>
          <table:table-cell office:value-type="float" office:value="7.5" calcext:value-type="float">
            <text:p>7.5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nh200_lrb_e32_lr5E-01_wc1E-04.pickle</text:p>
          </table:table-cell>
          <table:table-cell table:formula="of:=ABS([.G19:.G37])"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-57.3" calcext:value-type="float">
            <text:p>-57.3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pre_bs100_lrb_lr1E-02_wc1E-02.pickle</text:p>
          </table:table-cell>
          <table:table-cell table:formula="of:=ABS([.G20:.G38])" office:value-type="float" office:value="57.3" calcext:value-type="float">
            <text:p>57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-63.7" calcext:value-type="float">
            <text:p>-63.7</text:p>
          </table:table-cell>
          <table:table-cell office:value-type="float" office:value="6.9" calcext:value-type="float">
            <text:p>6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usgeo__bs20_nh250_lrb_e20_lr5E-02_wc1E-04_l.pickle</text:p>
          </table:table-cell>
          <table:table-cell table:formula="of:=ABS([.G22:.G40])" office:value-type="float" office:value="63.7" calcext:value-type="float">
            <text:p>63.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Sheet1.A1:Sheet1.N20">
          <table:sort>
            <table:sort-by table:field-number="12" table:data-type="automatic"/>
          </table:sort>
        </table:database-range>
        <table:database-range table:name="__Anonymous_Sheet_DB__1" table:target-range-address="Sheet1_2.A1:Sheet1_2.O20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13T16:08:48.630745661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63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15cm" chart:symbol-height="0.15cm" chart:link-data-style-to-source="true">
        <chart:symbol-image xlink:href="Pictures/2000000A000000DF000000DF19C059ED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15cm" chart:symbol-height="0.15cm" chart:link-data-style-to-source="true">
        <chart:symbol-image xlink:href="Pictures/2000000A000000DD000000DD70DD954D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623cm" svg:height="6.985cm" xlink:href=".." xlink:type="simple" chart:class="chart:scatter" chart:column-mapping="1" chart:style-name="ch1">
        <chart:legend chart:legend-position="end" svg:x="11.307cm" svg:y="2.944cm" style:legend-expansion="high" chart:style-name="ch2"/>
        <chart:plot-area chart:style-name="ch3" table:cell-range-address="Sheet1_2.H1:Sheet1_2.I20 Sheet1_2.N2:Sheet1_2.N20" chart:data-source-has-labels="row" svg:x="1.283cm" svg:y="0.139cm" svg:width="9.752cm" svg:height="5.726cm">
          <chartooo:coordinate-region svg:x="1.904cm" svg:y="0.338cm" svg:width="8.851cm" svg:height="4.88cm"/>
          <chart:axis chart:dimension="x" chart:name="primary-x" chart:style-name="ch4">
            <chart:title svg:x="4.845cm" svg:y="6.004cm" chart:style-name="ch5">
              <text:p>Pseudolikelihood</text:p>
            </chart:title>
          </chart:axis>
          <chart:axis chart:dimension="y" chart:name="primary-y" chart:style-name="ch4">
            <chart:title svg:x="0.451cm" svg:y="3.879cm" chart:style-name="ch6">
              <text:p>Err rate (%)</text:p>
            </chart:title>
            <chart:grid chart:style-name="ch7" chart:class="major"/>
          </chart:axis>
          <chart:series chart:style-name="ch8" chart:values-cell-range-address="Sheet1_2.H2:Sheet1_2.H20" chart:label-cell-address="Sheet1_2.H1:Sheet1_2.H1" chart:class="chart:scatter">
            <chart:domain table:cell-range-address="Sheet1_2.N2:Sheet1_2.N20"/>
            <chart:data-point chart:repeated="19"/>
          </chart:series>
          <chart:series chart:style-name="ch9" chart:values-cell-range-address="Sheet1_2.I2:Sheet1_2.I20" chart:label-cell-address="Sheet1_2.I1:Sheet1_2.I1" chart:class="chart:scatter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Err_nudge</text:p>
                <draw:g>
                  <svg:desc>Sheet1_2.H1:Sheet1_2.H1</svg:desc>
                </draw:g>
              </table:table-cell>
              <table:table-cell office:value-type="string">
                <text:p>Err_sil</text:p>
                <draw:g>
                  <svg:desc>Sheet1_2.I1:Sheet1_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.7">
                <text:p>114.7</text:p>
                <draw:g>
                  <svg:desc>Sheet1_2.N2:Sheet1_2.N20</svg:desc>
                </draw:g>
              </table:table-cell>
              <table:table-cell office:value-type="float" office:value="9.4">
                <text:p>9.4</text:p>
                <draw:g>
                  <svg:desc>Sheet1_2.H2:Sheet1_2.H20</svg:desc>
                </draw:g>
              </table:table-cell>
              <table:table-cell office:value-type="float" office:value="2.1">
                <text:p>2.1</text:p>
                <draw:g>
                  <svg:desc>Sheet1_2.I2:Sheet1_2.I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5">
                <text:p>113.5</text:p>
              </table:table-cell>
              <table:table-cell office:value-type="float" office:value="8.2">
                <text:p>8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8">
                <text:p>80.8</text:p>
              </table:table-cell>
              <table:table-cell office:value-type="float" office:value="7.8">
                <text:p>7.8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9">
                <text:p>94.9</text:p>
              </table:table-cell>
              <table:table-cell office:value-type="float" office:value="9.3">
                <text:p>9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.8">
                <text:p>228.8</text:p>
              </table:table-cell>
              <table:table-cell office:value-type="float" office:value="10.2">
                <text:p>10.2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9">
                <text:p>91.9</text:p>
              </table:table-cell>
              <table:table-cell office:value-type="float" office:value="7.7">
                <text:p>7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.7">
                <text:p>173.7</text:p>
              </table:table-cell>
              <table:table-cell office:value-type="float" office:value="8.7">
                <text:p>8.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4">
                <text:p>111.4</text:p>
              </table:table-cell>
              <table:table-cell office:value-type="float" office:value="9.3">
                <text:p>9.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1">
                <text:p>218.1</text:p>
              </table:table-cell>
              <table:table-cell office:value-type="float" office:value="18.1">
                <text:p>18.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.2">
                <text:p>147.2</text:p>
              </table:table-cell>
              <table:table-cell office:value-type="float" office:value="9.1">
                <text:p>9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.4">
                <text:p>75.4</text:p>
              </table:table-cell>
              <table:table-cell office:value-type="float" office:value="7.8">
                <text:p>7.8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.7">
                <text:p>56.7</text:p>
              </table:table-cell>
              <table:table-cell office:value-type="float" office:value="6.4">
                <text:p>6.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.9">
                <text:p>59.9</text:p>
              </table:table-cell>
              <table:table-cell office:value-type="float" office:value="6">
                <text:p>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7">
                <text:p>58.7</text:p>
              </table:table-cell>
              <table:table-cell office:value-type="float" office:value="5.5">
                <text:p>5.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3">
                <text:p>57.3</text:p>
              </table:table-cell>
              <table:table-cell office:value-type="float" office:value="5.7">
                <text:p>5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6">
                <text:p>56</text:p>
              </table:table-cell>
              <table:table-cell office:value-type="float" office:value="5.9">
                <text:p>5.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4">
                <text:p>76.4</text:p>
              </table:table-cell>
              <table:table-cell office:value-type="float" office:value="8.4">
                <text:p>8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1">
                <text:p>99.1</text:p>
              </table:table-cell>
              <table:table-cell office:value-type="float" office:value="11.4">
                <text:p>11.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">
                <text:p>69</text:p>
              </table:table-cell>
              <table:table-cell office:value-type="float" office:value="7.5">
                <text:p>7.5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>
        <chart:symbol-image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cm" chart:symbol-height="0.2cm" chart:link-data-style-to-source="true">
        <chart:symbol-image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348cm" svg:height="14.264cm" xlink:href=".." xlink:type="simple" chart:class="chart:scatter" chart:style-name="ch1">
        <chart:legend chart:legend-position="end" svg:x="23.852cm" svg:y="6.335cm" style:legend-expansion="high" chart:style-name="ch2"/>
        <chart:plot-area chart:style-name="ch3" table:cell-range-address="Sheet1_2.N2:Sheet1_2.N11 Sheet1_2.I2:Sheet1_2.I22" chart:data-source-has-labels="row" svg:x="1.517cm" svg:y="0.285cm" svg:width="21.829cm" svg:height="12.713cm">
          <chartooo:coordinate-region svg:x="2.138cm" svg:y="0.484cm" svg:width="20.928cm" svg:height="11.867cm"/>
          <chart:axis chart:dimension="x" chart:name="primary-x" chart:style-name="ch4">
            <chart:title svg:x="11.117cm" svg:y="13.283cm" chart:style-name="ch5">
              <text:p>Pseudolikelihood</text:p>
            </chart:title>
          </chart:axis>
          <chart:axis chart:dimension="y" chart:name="primary-y" chart:style-name="ch4">
            <chart:title svg:x="0.451cm" svg:y="7.518cm" chart:style-name="ch6">
              <text:p>Err rate (%)</text:p>
            </chart:title>
            <chart:grid chart:style-name="ch7" chart:class="major"/>
          </chart:axis>
          <chart:series chart:style-name="ch8" chart:values-cell-range-address="Sheet1_2.I2:Sheet1_2.I11" chart:label-cell-address="bad" chart:class="chart:scatter">
            <chart:domain table:cell-range-address="Sheet1_2.N2:Sheet1_2.N11"/>
            <chart:data-point chart:repeated="10"/>
          </chart:series>
          <chart:series chart:style-name="ch9" chart:values-cell-range-address="Sheet1_2.I12:Sheet1_2.I14" chart:label-cell-address="okay" chart:class="chart:scatter">
            <chart:domain table:cell-range-address="Sheet1_2.N12:Sheet1_2.N14"/>
            <chart:data-point chart:repeated="3"/>
          </chart:series>
          <chart:series chart:style-name="ch10" chart:values-cell-range-address="Sheet1_2.I15:Sheet1_2.I22" chart:label-cell-address="good" chart:class="chart:scatter">
            <chart:domain table:cell-range-address="Sheet1_2.N15:Sheet1_2.N22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bad</text:p>
              </table:table-cell>
              <table:table-cell office:value-type="string">
                <text:p>Column N</text:p>
              </table:table-cell>
              <table:table-cell office:value-type="string">
                <text:p>okay</text:p>
              </table:table-cell>
              <table:table-cell office:value-type="string">
                <text:p>Column N</text:p>
              </table:table-cell>
              <table:table-cell office:value-type="string">
                <text:p>goo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.7">
                <text:p>114.7</text:p>
                <draw:g>
                  <svg:desc>Sheet1_2.N2:Sheet1_2.N11</svg:desc>
                </draw:g>
              </table:table-cell>
              <table:table-cell office:value-type="float" office:value="2.1">
                <text:p>2.1</text:p>
                <draw:g>
                  <svg:desc>Sheet1_2.I2:Sheet1_2.I11</svg:desc>
                </draw:g>
              </table:table-cell>
              <table:table-cell office:value-type="float" office:value="75.4">
                <text:p>75.4</text:p>
                <draw:g>
                  <svg:desc>Sheet1_2.N12:Sheet1_2.N14</svg:desc>
                </draw:g>
              </table:table-cell>
              <table:table-cell office:value-type="float" office:value="4.1">
                <text:p>4.1</text:p>
                <draw:g>
                  <svg:desc>Sheet1_2.I12:Sheet1_2.I14</svg:desc>
                </draw:g>
              </table:table-cell>
              <table:table-cell office:value-type="float" office:value="58.7">
                <text:p>58.7</text:p>
                <draw:g>
                  <svg:desc>Sheet1_2.N15:Sheet1_2.N22</svg:desc>
                </draw:g>
              </table:table-cell>
              <table:table-cell office:value-type="float" office:value="1.1">
                <text:p>1.1</text:p>
                <draw:g>
                  <svg:desc>Sheet1_2.I15:Sheet1_2.I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3.5">
                <text:p>113.5</text:p>
              </table:table-cell>
              <table:table-cell office:value-type="float" office:value="0.8">
                <text:p>0.8</text:p>
              </table:table-cell>
              <table:table-cell office:value-type="float" office:value="56.7">
                <text:p>56.7</text:p>
              </table:table-cell>
              <table:table-cell office:value-type="float" office:value="0.6">
                <text:p>0.6</text:p>
              </table:table-cell>
              <table:table-cell office:value-type="float" office:value="57.3">
                <text:p>57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.8">
                <text:p>80.8</text:p>
              </table:table-cell>
              <table:table-cell office:value-type="float" office:value="4.4">
                <text:p>4.4</text:p>
              </table:table-cell>
              <table:table-cell office:value-type="float" office:value="59.9">
                <text:p>59.9</text:p>
              </table:table-cell>
              <table:table-cell office:value-type="float" office:value="2.2">
                <text:p>2.2</text:p>
              </table:table-cell>
              <table:table-cell office:value-type="float" office:value="56">
                <text:p>5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.9">
                <text:p>94.9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4">
                <text:p>7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8.8">
                <text:p>228.8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1">
                <text:p>99.1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.9">
                <text:p>91.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3.7">
                <text:p>173.7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3">
                <text:p>57.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1.4">
                <text:p>111.4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7">
                <text:p>63.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.1">
                <text:p>218.1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7.2">
                <text:p>147.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